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0">
      <style:table-cell-properties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53" style:family="table-cell" style:parent-style-name="Default" style:data-style-name="N0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54" style:family="table-cell" style:parent-style-name="Default" style:data-style-name="N0">
      <style:table-cell-properties fo:background-color="#b4c6e7" style:text-align-source="fix" style:repeat-content="false" fo:border="0.06pt solid #000000" style:vertical-align="middle"/>
      <style:paragraph-properties fo:text-align="center"/>
      <style:text-properties fo:color="#000000" style:font-name="メイリオ" fo:font-size="15pt" fo:font-weight="bold" style:font-name-asian="メイリオ" style:font-size-asian="15pt" style:font-weight-asian="bold" style:font-name-complex="メイリオ" style:font-size-complex="15pt" style:font-weight-complex="bold"/>
    </style:style>
    <style:style style:name="ce4" style:family="table-cell" style:parent-style-name="Default" style:data-style-name="N0">
      <style:table-cell-properties fo:background-color="#b4c6e7" fo:border="0.06pt solid #000000"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56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" fo:font-size="10pt" style:font-name-asian="メイリオ" style:font-size-asian="10pt" style:font-name-complex="メイリオ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メイリオ" style:font-size-complex="10pt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" fo:font-size="10pt" style:font-name-asian="メイリオ" style:font-size-asian="10pt" style:font-name-complex="メイリオ" style:font-size-complex="10pt"/>
    </style:style>
    <style:style style:name="ce60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メイリオ" fo:font-size="15pt" style:font-name-asian="メイリオ" style:font-size-asian="15pt" style:font-name-complex="メイリオ" style:font-size-complex="15pt"/>
    </style:style>
    <style:style style:name="ce7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Default" style:data-style-name="N112">
      <style:table-cell-properties style:vertical-align="middle"/>
      <style:text-properties fo:color="#000000" style:font-name="メイリオ" fo:font-size="10pt" style:font-name-asian="メイリオ" style:font-size-asian="10pt" style:font-name-complex="メイリオ" style:font-size-complex="10pt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1" fo:font-size="10.5pt" style:font-name-asian="メイリオ1" style:font-size-asian="10.5pt" style:font-size-complex="10.5pt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1" fo:font-size="10.5pt" style:font-name-asian="メイリオ1" style:font-size-asian="10.5pt" style:font-size-complex="10.5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メイリオ1" fo:font-size="10.5pt" style:font-name-asian="メイリオ1" style:font-size-asian="10.5pt" style:font-size-complex="10.5pt"/>
    </style:style>
    <style:style style:name="ce17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1" fo:font-size="10.5pt" style:font-name-asian="メイリオ1" style:font-size-asian="10.5pt" style:font-size-complex="10.5pt"/>
    </style:style>
    <style:style style:name="ce18" style:family="table-cell" style:parent-style-name="Default" style:data-style-name="N0">
      <style:table-cell-properties style:vertical-align="middle"/>
      <style:text-properties style:font-name="メイリオ1" fo:font-size="10.5pt" style:font-name-asian="メイリオ1" style:font-size-asian="10.5pt" style:font-name-complex="メイリオ" style:font-size-complex="10.5pt"/>
    </style:style>
    <style:style style:name="ce19" style:family="table-cell" style:parent-style-name="Default" style:data-style-name="N0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メイリオ1" fo:font-size="10.5pt" style:font-name-asian="メイリオ1" style:font-size-asian="10.5pt" style:font-size-complex="10.5pt"/>
    </style:style>
    <style:style style:name="ce69" style:family="table-cell" style:parent-style-name="Default" style:data-style-name="N0">
      <style:table-cell-properties fo:background-color="transparent" fo:wrap-option="wrap" fo:border="0.06pt solid #000000"/>
      <style:text-properties style:font-name="メイリオ1" fo:font-size="10.5pt" style:font-name-asian="メイリオ1" style:font-size-asian="10.5pt" style:font-size-complex="10.5pt"/>
    </style:style>
    <style:style style:name="ce70" style:family="table-cell" style:parent-style-name="Default" style:data-style-name="N0">
      <style:table-cell-properties fo:background-color="transparent" fo:wrap-option="wrap" fo:border="0.06pt solid #000000" style:vertical-align="top"/>
      <style:text-properties style:font-name="メイリオ1" fo:font-size="10.5pt" style:font-name-asian="メイリオ1" style:font-size-asian="10.5pt" style:font-size-complex="10.5pt"/>
    </style:style>
    <style:style style:name="ce75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メイリオ1" fo:font-size="10.5pt" style:font-name-asian="メイリオ1" style:font-size-asian="10.5pt" style:font-size-complex="10.5pt"/>
    </style:style>
    <style:style style:name="ce76" style:family="table-cell" style:parent-style-name="Default">
      <style:table-cell-properties fo:background-color="transparent" fo:wrap-option="wrap" fo:border="0.06pt solid #000000" style:vertical-align="middle"/>
      <style:text-properties style:font-name="メイリオ1" fo:font-size="10.5pt" style:font-name-asian="メイリオ1" style:font-size-asian="10.5pt" style:font-size-complex="10.5pt"/>
    </style:style>
    <style:style style:name="ce77" style:family="table-cell" style:parent-style-name="Default" style:data-style-name="N0">
      <style:table-cell-properties fo:wrap-option="wrap" style:vertical-align="middle"/>
      <style:text-properties style:font-name="メイリオ1" fo:font-size="10.5pt" style:font-name-asian="メイリオ1" style:font-size-asian="10.5pt" style:font-name-complex="メイリオ" style:font-size-complex="10.5pt"/>
    </style:style>
    <style:style style:name="ce25" style:family="table-cell" style:parent-style-name="Default" style:data-style-name="N0">
      <style:table-cell-properties fo:background-color="transparent" fo:border="0.06pt solid #000000" style:vertical-align="middle"/>
      <style:text-properties fo:font-size="10.5pt" style:font-name-asian="メイリオ1" style:font-size-asian="10.5pt" style:font-size-complex="10.5pt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0.5pt" style:font-name-asian="メイリオ1" style:font-size-asian="10.5pt" style:font-size-complex="10.5pt"/>
    </style:style>
    <style:style style:name="ce83" style:family="table-cell" style:parent-style-name="Default" style:data-style-name="N0">
      <style:table-cell-properties fo:background-color="transparent" fo:border="0.06pt solid #000000"/>
      <style:text-properties fo:font-size="10.5pt" style:font-size-asian="10.5pt" style:font-size-complex="10.5pt"/>
    </style:style>
    <style:style style:name="ce28" style:family="table-cell" style:parent-style-name="Default" style:data-style-name="N0">
      <style:table-cell-properties style:vertical-align="middle"/>
      <style:text-properties style:font-name="メイリオ" fo:font-size="10.5pt" style:font-name-asian="メイリオ" style:font-size-asian="10.5pt" style:font-name-complex="メイリオ" style:font-size-complex="10.5pt"/>
    </style:style>
    <style:style style:name="ce87" style:family="table-cell" style:parent-style-name="Default" style:data-style-name="N0">
      <style:table-cell-properties fo:background-color="transparent" fo:wrap-option="wrap" fo:border="0.06pt solid #000000"/>
      <style:text-properties fo:font-size="10.5pt" style:font-name-asian="メイリオ1" style:font-size-asian="10.5pt" style:font-size-complex="10.5pt"/>
    </style:style>
    <style:style style:name="ce66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1" fo:font-size="10.5pt" style:font-name-asian="メイリオ1" style:font-size-asian="10.5pt" style:font-size-complex="10.5pt"/>
    </style:style>
    <style:style style:name="ce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10pt" style:font-name-asian="メイリオ" style:font-size-asian="10pt" style:font-name-complex="メイリオ" style:font-size-complex="10pt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0" style:family="table-cell" style:parent-style-name="Default" style:data-style-name="N0">
      <style:table-cell-properties fo:background-color="#ffffa6" fo:border="0.06pt solid #000000" style:vertical-align="middle"/>
      <style:text-properties style:font-name="メイリオ1" fo:font-size="10pt" style:font-name-asian="メイリオ1" style:font-size-asian="10pt" style:font-name-complex="メイリオ" style:font-size-complex="10pt"/>
    </style:style>
    <style:style style:name="ce34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1" fo:font-size="10pt" style:font-name-asian="メイリオ1" style:font-size-asian="10pt" style:font-name-complex="メイリオ" style:font-size-complex="10pt"/>
    </style:style>
    <style:style style:name="ce35" style:family="table-cell" style:parent-style-name="Default" style:data-style-name="N0">
      <style:table-cell-properties fo:background-color="transparent" fo:border="0.06pt solid #000000"/>
      <style:text-properties style:font-name="メイリオ1" fo:font-size="10pt" style:font-name-asian="メイリオ1" style:font-size-asian="10pt" style:font-size-complex="10pt"/>
    </style:style>
    <style:style style:name="ce36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start" fo:margin-left="0cm"/>
      <style:text-properties style:font-name="メイリオ1" fo:font-size="10pt" style:font-name-asian="メイリオ1" style:font-size-asian="10pt" style:font-size-complex="10pt"/>
    </style:style>
    <style:style style:name="ce37" style:family="table-cell" style:parent-style-name="Default" style:data-style-name="N0">
      <style:table-cell-properties fo:background-color="#ffffa6" fo:border="0.06pt solid #000000"/>
      <style:text-properties style:font-name="メイリオ1" fo:font-size="10pt" style:font-name-asian="メイリオ1" style:font-size-asian="10pt" style:font-size-complex="10pt"/>
    </style:style>
    <style:style style:name="ce40" style:family="table-cell" style:parent-style-name="Default" style:data-style-name="N0">
      <style:table-cell-properties style:vertical-align="middle"/>
      <style:text-properties style:font-name="メイリオ1" fo:font-size="10pt" style:font-name-asian="メイリオ1" style:font-size-asian="10pt" style:font-name-complex="メイリオ" style:font-size-complex="10pt"/>
    </style:style>
    <style:style style:name="ce41" style:family="table-cell" style:parent-style-name="Default" style:data-style-name="N0">
      <style:table-cell-properties fo:background-color="transparent" fo:border="0.06pt solid #000000" style:vertical-align="middle"/>
      <style:text-properties style:font-name="メイリオ1" fo:font-size="10pt" style:font-name-asian="メイリオ1" style:font-size-asian="10pt" style:font-size-complex="10pt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font-size="10pt" style:font-name-asian="メイリオ1" style:font-size-asian="10pt" style:font-size-complex="10pt"/>
    </style:style>
    <style:style style:name="ce99" style:family="table-cell" style:parent-style-name="Default" style:data-style-name="N33">
      <style:table-cell-properties fo:background-color="transparent" fo:border="0.06pt solid #000000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メイリオ" style:font-size-complex="10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メイリオ1" fo:font-size="10pt" style:font-name-asian="メイリオ1" style:font-size-asian="10pt" style:font-name-complex="メイリオ" style:font-size-complex="10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メイリオ1" fo:font-size="10pt" style:font-name-asian="メイリオ1" style:font-size-asian="10pt" style:font-name-complex="メイリオ" style:font-size-complex="10pt"/>
    </style:style>
    <style:style style:name="T1" style:family="text">
      <style:text-properties fo:color="#000000" style:font-name="メイリオ1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1" style:font-name-complex="ＭＳ Ｐゴシック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MS Gothic" fo:font-size="10.5pt" style:font-name-asian="メイリオ1" style:font-name-complex="MS Gothic" style:font-size-asian="10.5pt" style:font-size-complex="10.5pt"/>
    </style:style>
    <style:style style:name="T3" style:family="text">
      <style:text-properties fo:color="#000000" style:font-name="メイリオ1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ＭＳ Ｐゴシック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MS Gothic" style:font-name-complex="MS Gothic"/>
    </style:style>
    <style:style style:name="T5" style:family="text">
      <style:text-properties fo:color="#000000" style:font-name="メイリオ1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ＭＳ Ｐゴシック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MS Gothic" style:font-name-complex="MS Goth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一覧画面" table:style-name="ta1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更新画面</text:p>
          </table:table-cell>
          <table:covered-table-cell table:number-columns-repeated="32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56" office:value-type="string" calcext:value-type="string" table:number-columns-spanned="6" table:number-rows-spanned="1">
            <text:p>初期表示</text:p>
          </table:table-cell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56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6" office:value-type="string" calcext:value-type="string" table:number-columns-spanned="6" table:number-rows-spanned="6">
            <text:p>入力チェック</text:p>
          </table:table-cell>
          <table:covered-table-cell table:number-columns-repeated="5"/>
          <table:table-cell table:style-name="ce59" office:value-type="string" calcext:value-type="string" table:number-columns-spanned="6" table:number-rows-spanned="3">
            <text:p>○○</text:p>
          </table:table-cell>
          <table:covered-table-cell table:number-columns-repeated="5"/>
          <table:table-cell table:style-name="ce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100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101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8"/>
          <table:table-cell table:style-name="ce59" office:value-type="string" calcext:value-type="string" table:number-columns-spanned="6" table:number-rows-spanned="3">
            <text:p>××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1000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1001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56" office:value-type="string" calcext:value-type="string" table:number-columns-spanned="6" table:number-rows-spanned="1">
            <text:p>画面遷移</text:p>
          </table:table-cell>
          <table:covered-table-cell table:number-columns-repeated="5"/>
          <table:table-cell table:style-name="ce56" office:value-type="string" calcext:value-type="string" table:number-columns-spanned="20" table:number-rows-spanned="1">
            <text:p>更新ボタンを押下</text:p>
          </table:table-cell>
          <table:covered-table-cell table:number-columns-repeated="19"/>
          <table:table-cell table:style-name="ce56" office:value-type="string" calcext:value-type="string" table:number-columns-spanned="33" table:number-rows-spanned="1">
            <text:p>編集した内容でデータが更新され、一覧画面に遷移すること</text:p>
          </table:table-cell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7" table:number-columns-spanned="3" table:number-rows-spanned="1"/>
          <table:covered-table-cell table:number-columns-repeated="2"/>
          <table:table-cell table:style-name="ce7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ユーザー画面" table:style-name="ta2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ユーザー画面</text:p>
          </table:table-cell>
          <table:covered-table-cell table:number-columns-repeated="32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63" office:value-type="string" calcext:value-type="string" table:number-columns-spanned="6" table:number-rows-spanned="5">
            <text:p>入力制限</text:p>
          </table:table-cell>
          <table:covered-table-cell table:number-columns-repeated="5" table:style-name="ce18"/>
          <table:table-cell table:style-name="ce19" office:value-type="string" calcext:value-type="string" table:number-columns-spanned="20" table:number-rows-spanned="1">
            <text:p>ユーザーID，パスワードのどちらかのフォームに未入力のまま登録ボタンを押下</text:p>
          </table:table-cell>
          <table:covered-table-cell table:number-columns-repeated="19" table:style-name="ce18"/>
          <table:table-cell table:style-name="ce19" office:value-type="string" calcext:value-type="string" table:number-columns-spanned="33" table:number-rows-spanned="1">
            <text:p>エラーメッセージ”<text:span text:style-name="T2">全ての項目を入力してください”が表示されること</text:span>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covered-table-cell table:style-name="ce64"/>
          <table:covered-table-cell table:number-columns-repeated="5" table:style-name="ce18"/>
          <table:table-cell table:style-name="ce69" office:value-type="string" calcext:value-type="string" table:number-columns-spanned="20" table:number-rows-spanned="1">
            <text:p><text:span text:style-name="T1">ユーザーID，パスワードのどちらかの</text:span>フォームに半角英数字以外の文字を入力して登録ボタンを押下</text:p>
          </table:table-cell>
          <table:covered-table-cell table:number-columns-repeated="19" table:style-name="ce18"/>
          <table:table-cell table:style-name="ce75" office:value-type="string" calcext:value-type="string" table:number-columns-spanned="33" table:number-rows-spanned="1">
            <text:p><text:span text:style-name="T3">エラーメッセージ”半角英数字で入力してください</text:span><text:span text:style-name="T4">”が表示されること</text:span>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16"/>
          <table:covered-table-cell table:number-columns-repeated="5" table:style-name="ce18"/>
          <table:table-cell table:style-name="ce69" office:value-type="string" calcext:value-type="string" table:number-columns-spanned="20" table:number-rows-spanned="1">
            <text:p>ユーザーIDのフォームに13文字以上の文字数を入力して登録ボタンを押下</text:p>
          </table:table-cell>
          <table:covered-table-cell table:number-columns-repeated="19" table:style-name="ce18"/>
          <table:table-cell table:style-name="ce75" office:value-type="string" calcext:value-type="string" table:number-columns-spanned="33" table:number-rows-spanned="1">
            <text:p><text:span text:style-name="T3">エラーメッセージ”IDは12文字以内で入力してください</text:span><text:span text:style-name="T4">”が表示されること</text:span>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covered-table-cell table:style-name="ce16"/>
          <table:covered-table-cell table:number-columns-repeated="5" table:style-name="ce18"/>
          <table:table-cell table:style-name="ce69" office:value-type="string" calcext:value-type="string" table:number-columns-spanned="20" table:number-rows-spanned="1">
            <text:p>パスワードのフォームに５文字以下，19文字以上の文字数を入力して登録ボタンを押下</text:p>
          </table:table-cell>
          <table:covered-table-cell table:number-columns-repeated="19" table:style-name="ce18"/>
          <table:table-cell table:style-name="ce75" office:value-type="string" calcext:value-type="string" table:number-columns-spanned="33" table:number-rows-spanned="1">
            <text:p><text:span text:style-name="T3">エラーメッセージ”パスワードは6文字以上18文字以内で入力してください</text:span><text:span text:style-name="T4">”が表示されること</text:span>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covered-table-cell table:style-name="ce16"/>
          <table:covered-table-cell table:number-columns-repeated="5" table:style-name="ce18"/>
          <table:table-cell table:style-name="ce70" office:value-type="string" calcext:value-type="string" table:number-columns-spanned="20" table:number-rows-spanned="1">
            <text:p>既に登録されているユーザーIDを入力</text:p>
          </table:table-cell>
          <table:covered-table-cell table:number-columns-repeated="19" table:style-name="ce18"/>
          <table:table-cell table:style-name="ce75" office:value-type="string" calcext:value-type="string" table:number-columns-spanned="33" table:number-rows-spanned="1">
            <text:p>エラーメッセージを表示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5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7" office:value-type="string" calcext:value-type="string" table:number-columns-spanned="6" table:number-rows-spanned="1">
            <text:p>ユーザー登録</text:p>
          </table:table-cell>
          <table:covered-table-cell table:number-columns-repeated="5" table:style-name="ce18"/>
          <table:table-cell table:style-name="ce69" office:value-type="string" calcext:value-type="string" table:number-columns-spanned="20" table:number-rows-spanned="1">
            <text:p>ユーザーIDのフォームに12文字以内の半角英数字を入力し，パスワードのフォームに6文字以上18文字以内の半角英数字を入力し，登録ボタンを押下</text:p>
          </table:table-cell>
          <table:covered-table-cell table:number-columns-repeated="19" table:style-name="ce18"/>
          <table:table-cell table:style-name="ce76" office:value-type="string" calcext:value-type="string" table:number-columns-spanned="33" table:number-rows-spanned="1">
            <text:p>DBにフォームで入力したユーザーIDとパスワードが正確に追加登録されていること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4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17" office:value-type="string" calcext:value-type="string" table:number-columns-spanned="6" table:number-rows-spanned="1">
            <text:p>画面遷移</text:p>
          </table:table-cell>
          <table:covered-table-cell table:number-columns-repeated="5" table:style-name="ce18"/>
          <table:table-cell table:style-name="ce17" office:value-type="string" calcext:value-type="string" table:number-columns-spanned="20" table:number-rows-spanned="1">
            <text:p>戻るボタンを押下</text:p>
          </table:table-cell>
          <table:covered-table-cell table:number-columns-repeated="19" table:style-name="ce18"/>
          <table:table-cell table:style-name="ce75" office:value-type="string" calcext:value-type="string" table:number-columns-spanned="33" table:number-rows-spanned="1">
            <text:p>ログイン画面に遷移すること</text:p>
          </table:table-cell>
          <table:covered-table-cell table:number-columns-repeated="32" table:style-name="ce77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 table:style-name="ce18"/>
          <table:table-cell table:style-name="ce16" table:number-columns-spanned="20" table:number-rows-spanned="1"/>
          <table:covered-table-cell table:number-columns-repeated="19" table:style-name="ce18"/>
          <table:table-cell table:style-name="ce69" table:number-columns-spanned="33" table:number-rows-spanned="1"/>
          <table:covered-table-cell table:number-columns-repeated="32" table:style-name="ce77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ログイン画面" table:style-name="ta2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ログイン画面</text:p>
          </table:table-cell>
          <table:covered-table-cell table:number-columns-repeated="32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5" office:value-type="string" calcext:value-type="string" table:number-columns-spanned="6" table:number-rows-spanned="1">
            <text:p>ログイン機能</text:p>
          </table:table-cell>
          <table:covered-table-cell table:number-columns-repeated="5" table:style-name="ce28"/>
          <table:table-cell table:style-name="ce69" office:value-type="string" calcext:value-type="string" table:number-columns-spanned="20" table:number-rows-spanned="1">
            <text:p>DBに登録されているユーザーIDとパスワードを各フォームに入力し，ログインボタンを押下</text:p>
          </table:table-cell>
          <table:covered-table-cell table:number-columns-repeated="19" table:style-name="ce28"/>
          <table:table-cell table:style-name="ce66" office:value-type="string" calcext:value-type="string" table:number-columns-spanned="33" table:number-rows-spanned="1">
            <text:p>Home画面に遷移すること</text:p>
          </table:table-cell>
          <table:covered-table-cell table:number-columns-repeated="32" table:style-name="ce28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81" office:value-type="string" calcext:value-type="string" table:number-columns-spanned="6" table:number-rows-spanned="2">
            <text:p>ログイン制限</text:p>
          </table:table-cell>
          <table:covered-table-cell table:number-columns-repeated="5" table:style-name="ce28"/>
          <table:table-cell table:style-name="ce69" office:value-type="string" calcext:value-type="string" table:number-columns-spanned="20" table:number-rows-spanned="1">
            <text:p>ユーザーIDのフォームにDBに登録されていない文字情報を入力し，ログインボタンを押下</text:p>
          </table:table-cell>
          <table:covered-table-cell table:number-columns-repeated="19" table:style-name="ce28"/>
          <table:table-cell table:style-name="ce25" office:value-type="string" calcext:value-type="string" table:number-columns-spanned="33" table:number-rows-spanned="1">
            <text:p><text:span text:style-name="T5">エラーメッセージ”入力されたユーザーIDが見つかりませんでした</text:span><text:span text:style-name="T6">”が表示されること</text:span></text:p>
          </table:table-cell>
          <table:covered-table-cell table:number-columns-repeated="32" table:style-name="ce28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3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83"/>
          <table:covered-table-cell table:number-columns-repeated="5" table:style-name="ce28"/>
          <table:table-cell table:style-name="ce87" office:value-type="string" calcext:value-type="string" table:number-columns-spanned="20" table:number-rows-spanned="1">
            <text:p>パスワードのフォームにDBに登録されていない文字情報を入力し，ログインボタンを押下</text:p>
          </table:table-cell>
          <table:covered-table-cell table:number-columns-repeated="19" table:style-name="ce28"/>
          <table:table-cell table:style-name="ce25" office:value-type="string" calcext:value-type="string" table:number-columns-spanned="33" table:number-rows-spanned="1">
            <text:p><text:span text:style-name="T5">エラーメッセージ”Passwordが正しくありません</text:span><text:span text:style-name="T6">”が表示されること</text:span></text:p>
          </table:table-cell>
          <table:covered-table-cell table:number-columns-repeated="32" table:style-name="ce28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25" office:value-type="string" calcext:value-type="string" table:number-columns-spanned="6" table:number-rows-spanned="1">
            <text:p>画面遷移</text:p>
          </table:table-cell>
          <table:covered-table-cell table:number-columns-repeated="5" table:style-name="ce28"/>
          <table:table-cell table:style-name="ce25" office:value-type="string" calcext:value-type="string" table:number-columns-spanned="20" table:number-rows-spanned="1">
            <text:p>新規登録ボタンを押下</text:p>
          </table:table-cell>
          <table:covered-table-cell table:number-columns-repeated="19" table:style-name="ce28"/>
          <table:table-cell table:style-name="ce25" office:value-type="string" calcext:value-type="string" table:number-columns-spanned="33" table:number-rows-spanned="1">
            <text:p>新規登録画面に遷移すること</text:p>
          </table:table-cell>
          <table:covered-table-cell table:number-columns-repeated="32" table:style-name="ce28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タスク登録画面" table:style-name="ta2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タスク登録画面</text:p>
          </table:table-cell>
          <table:covered-table-cell table:number-columns-repeated="32"/>
          <table:table-cell table:style-name="ce89" office:value-type="string" calcext:value-type="string" table:number-columns-spanned="5" table:number-rows-spanned="3">
            <text:p>平木</text:p>
          </table:table-cell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56" office:value-type="string" calcext:value-type="string" table:number-columns-spanned="6" table:number-rows-spanned="1">
            <text:p>初期表示</text:p>
          </table:table-cell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56" office:value-type="string" calcext:value-type="string" table:number-columns-spanned="33" table:number-rows-spanned="1">
            <text:p>各入力欄が未入力の状態で表示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6" office:value-type="string" calcext:value-type="string" table:number-columns-spanned="6" table:number-rows-spanned="28">
            <text:p>入力チェック</text:p>
          </table:table-cell>
          <table:covered-table-cell table:number-columns-repeated="5"/>
          <table:table-cell table:style-name="ce59" office:value-type="string" calcext:value-type="string" table:number-columns-spanned="6" table:number-rows-spanned="3">
            <text:p>タスク名</text:p>
          </table:table-cell>
          <table:covered-table-cell table:number-columns-repeated="5"/>
          <table:table-cell table:style-name="ce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6"/>
          <table:covered-table-cell table:number-columns-repeated="5"/>
          <table:covered-table-cell table:style-name="ce59"/>
          <table:covered-table-cell table:number-columns-repeated="5"/>
          <table:table-cell table:style-name="ce6" office:value-type="string" calcext:value-type="string" table:number-columns-spanned="14" table:number-rows-spanned="1">
            <text:p>41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40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8"/>
          <table:table-cell table:style-name="ce59" office:value-type="string" calcext:value-type="string" table:number-columns-spanned="6" table:number-rows-spanned="6">
            <text:p>開始日時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現在時刻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現在時刻1分前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covered-table-cell table:style-name="ce6"/>
          <table:covered-table-cell table:number-columns-repeated="5"/>
          <table:covered-table-cell table:style-name="ce59"/>
          <table:covered-table-cell table:number-columns-repeated="5"/>
          <table:table-cell table:style-name="ce6" office:value-type="string" calcext:value-type="string" table:number-columns-spanned="14" table:number-rows-spanned="1">
            <text:p>現在時刻1分後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半角数字以外の文字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入力できない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現在日時以前の日時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8"/>
          <table:table-cell table:style-name="ce59" office:value-type="string" calcext:value-type="string" table:number-columns-spanned="6" table:number-rows-spanned="3">
            <text:p>終了日時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style-name="Default" table:number-columns-repeated="3"/>
          <table:table-cell table:number-columns-repeated="952"/>
        </table:table-row>
        <table:table-row table:style-name="ro1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8"/>
          <table:covered-table-cell table:style-name="ce59"/>
          <table:covered-table-cell table:number-columns-repeated="5"/>
          <table:table-cell table:style-name="ce6" office:value-type="string" calcext:value-type="string" table:number-columns-spanned="14" table:number-rows-spanned="1">
            <text:p>開始日時以前の日時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style-name="Default" table:number-columns-repeated="3"/>
          <table:table-cell table:number-columns-repeated="952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半角数字以外の文字を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入力できない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style-name="Default" table:number-columns-repeated="3"/>
          <table:table-cell table:number-columns-repeated="952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8"/>
          <table:table-cell table:style-name="ce59" office:value-type="string" calcext:value-type="string" table:number-columns-spanned="6" table:number-rows-spanned="3">
            <text:p>コメント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100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101文字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8"/>
          <table:table-cell table:style-name="ce59" office:value-type="string" calcext:value-type="string" table:number-columns-spanned="6" table:number-rows-spanned="4">
            <text:p>優先順位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初期で高が選択されている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高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中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低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covered-table-cell table:style-name="ce8"/>
          <table:covered-table-cell table:number-columns-repeated="5"/>
          <table:table-cell table:style-name="ce59" office:value-type="string" calcext:value-type="string" table:number-columns-spanned="6" table:number-rows-spanned="9">
            <text:p>色</text:p>
          </table:table-cell>
          <table:covered-table-cell table:number-columns-repeated="5"/>
          <table:table-cell table:style-name="ce6" office:value-type="string" calcext:value-type="string" table:number-columns-spanned="14" table:number-rows-spanned="1">
            <text:p>未入力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初期で赤が選択されている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covered-table-cell table:style-name="ce8"/>
          <table:covered-table-cell table:number-columns-repeated="11"/>
          <table:table-cell table:style-name="ce6" office:value-type="string" calcext:value-type="string" table:number-columns-spanned="14" table:number-rows-spanned="1">
            <text:p>赤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covered-table-cell table:style-name="ce8"/>
          <table:covered-table-cell table:number-columns-repeated="11"/>
          <table:table-cell table:style-name="ce6" office:value-type="string" calcext:value-type="string" table:number-columns-spanned="14" table:number-rows-spanned="1">
            <text:p>青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59" office:value-type="string" calcext:value-type="string">
            <text:p>優先順位</text:p>
          </table:covered-table-cell>
          <table:covered-table-cell table:number-columns-repeated="5"/>
          <table:table-cell table:style-name="ce6" office:value-type="string" calcext:value-type="string" table:number-columns-spanned="14" table:number-rows-spanned="1">
            <text:p>黄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covered-table-cell table:style-name="ce8"/>
          <table:covered-table-cell table:number-columns-repeated="11"/>
          <table:table-cell table:style-name="ce6" office:value-type="string" calcext:value-type="string" table:number-columns-spanned="14" table:number-rows-spanned="1">
            <text:p>緑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covered-table-cell table:style-name="ce8"/>
          <table:covered-table-cell table:number-columns-repeated="11"/>
          <table:table-cell table:style-name="ce6" office:value-type="string" calcext:value-type="string" table:number-columns-spanned="14" table:number-rows-spanned="1">
            <text:p>ピンク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59" office:value-type="string" calcext:value-type="string">
            <text:p>優先順位</text:p>
          </table:covered-table-cell>
          <table:covered-table-cell table:number-columns-repeated="5"/>
          <table:table-cell table:style-name="ce6" office:value-type="string" calcext:value-type="string" table:number-columns-spanned="14" table:number-rows-spanned="1">
            <text:p>水色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8" calcext:value-type="float" table:number-columns-spanned="3" table:number-rows-spanned="1">
            <text:p>28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オレンジ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9" calcext:value-type="float" table:number-columns-spanned="3" table:number-rows-spanned="1">
            <text:p>29</text:p>
          </table:table-cell>
          <table:covered-table-cell table:number-columns-repeated="14"/>
          <table:table-cell table:style-name="ce6" office:value-type="string" calcext:value-type="string" table:number-columns-spanned="14" table:number-rows-spanned="1">
            <text:p>紫を選択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style-name="ce31" office:value-type="string" calcext:value-type="string" table:number-columns-spanned="6" table:number-rows-spanned="3">
            <text:p>ボタン</text:p>
          </table:table-cell>
          <table:covered-table-cell table:number-columns-repeated="5"/>
          <table:table-cell table:style-name="ce59" office:value-type="string" calcext:value-type="string" table:number-columns-spanned="6" table:number-rows-spanned="2">
            <text:p>登録ボタン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上記のエラーを避けた入力状態で押下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タスクテーブルにタスクが書き込まれる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1" calcext:value-type="float" table:number-columns-spanned="3" table:number-rows-spanned="1">
            <text:p>31</text:p>
          </table:table-cell>
          <table:covered-table-cell table:number-columns-repeated="14"/>
          <table:table-cell table:style-name="ce56" office:value-type="string" calcext:value-type="string" table:number-columns-spanned="14" table:number-rows-spanned="1">
            <text:p>エラー入力状態で押下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32" calcext:value-type="float" table:number-columns-spanned="3" table:number-rows-spanned="1">
            <text:p>32</text:p>
          </table:table-cell>
          <table:covered-table-cell table:number-columns-repeated="8"/>
          <table:table-cell table:style-name="ce31" office:value-type="string" calcext:value-type="string" table:number-columns-spanned="6" table:number-rows-spanned="1">
            <text:p>戻るボタン</text:p>
          </table:table-cell>
          <table:covered-table-cell table:number-columns-repeated="5"/>
          <table:table-cell table:style-name="ce56" office:value-type="string" calcext:value-type="string" table:number-columns-spanned="14" table:number-rows-spanned="1">
            <text:p>押下</text:p>
          </table:table-cell>
          <table:covered-table-cell table:number-columns-repeated="13"/>
          <table:table-cell table:style-name="ce56" office:value-type="string" calcext:value-type="string" table:number-columns-spanned="33" table:number-rows-spanned="1">
            <text:p>1つ前の画面に遷移</text:p>
          </table:table-cell>
          <table:covered-table-cell table:number-columns-repeated="32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ホーム画面" table:style-name="ta2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詳細・編集画面</text:p>
          </table:table-cell>
          <table:covered-table-cell table:number-columns-repeated="32"/>
          <table:table-cell table:style-name="ce8" office:value-type="string" calcext:value-type="string" table:number-columns-spanned="5" table:number-rows-spanned="3">
            <text:p>平本</text:p>
          </table:table-cell>
          <table:covered-table-cell table:number-columns-repeated="4"/>
          <table:table-cell table:style-name="ce99" office:value-type="date" office:date-value="2022-08-31" calcext:value-type="date" table:number-columns-spanned="5" table:number-rows-spanned="3">
            <text:p>8月31日</text:p>
          </table:table-cell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90" office:value-type="string" calcext:value-type="string" table:number-columns-spanned="6" table:number-rows-spanned="5">
            <text:p>初期表示</text:p>
            <text:p>カレンダー</text:p>
          </table:table-cell>
          <table:covered-table-cell table:number-columns-repeated="5" table:style-name="ce40"/>
          <table:table-cell table:style-name="ce35" office:value-type="string" calcext:value-type="string" table:number-columns-spanned="20" table:number-rows-spanned="1">
            <text:p>月</text:p>
          </table:table-cell>
          <table:covered-table-cell table:number-columns-repeated="19" table:style-name="ce40"/>
          <table:table-cell table:style-name="ce34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covered-table-cell table:style-name="ce34"/>
          <table:covered-table-cell table:number-columns-repeated="5" table:style-name="ce40"/>
          <table:table-cell table:style-name="ce34" office:value-type="string" calcext:value-type="string" table:number-columns-spanned="20" table:number-rows-spanned="1">
            <text:p>週</text:p>
          </table:table-cell>
          <table:covered-table-cell table:number-columns-repeated="19" table:style-name="ce40"/>
          <table:table-cell table:style-name="ce34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covered-table-cell table:style-name="ce34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日</text:p>
          </table:table-cell>
          <table:covered-table-cell table:number-columns-repeated="19" table:style-name="ce40"/>
          <table:table-cell table:style-name="ce34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上3つの画面の遷移</text:p>
          </table:table-cell>
          <table:covered-table-cell table:number-columns-repeated="5" table:style-name="ce40"/>
          <table:covered-table-cell table:style-name="ce34"/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タスクを押下</text:p>
          </table:table-cell>
          <table:covered-table-cell table:number-columns-repeated="5" table:style-name="ce40"/>
          <table:covered-table-cell table:style-name="ce34"/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タスク詳細・編集画面に遷移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36" office:value-type="string" calcext:value-type="string" table:number-columns-spanned="6" table:number-rows-spanned="5">
            <text:p>初期表示</text:p>
            <text:p>タスクバー</text:p>
          </table:table-cell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ヘッダー左上の□ボタン押下</text:p>
          </table:table-cell>
          <table:covered-table-cell table:number-columns-repeated="5" table:style-name="ce40"/>
          <table:covered-table-cell table:style-name="ce34"/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タスクバー出現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タスクバー外の他画面クリック</text:p>
          </table:table-cell>
          <table:covered-table-cell table:number-columns-repeated="5" table:style-name="ce40"/>
          <table:covered-table-cell table:style-name="ce34"/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タスクバーが戻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タスク一覧の表示・スクロール</text:p>
          </table:table-cell>
          <table:covered-table-cell table:number-columns-repeated="5" table:style-name="ce40"/>
          <table:covered-table-cell table:style-name="ce34"/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DBにある、ユーザのタスク一覧が優先順位順で並び替えされ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タスクを押下</text:p>
          </table:table-cell>
          <table:covered-table-cell table:number-columns-repeated="19" table:style-name="ce40"/>
          <table:table-cell table:style-name="ce41" office:value-type="string" calcext:value-type="string" table:number-columns-spanned="33" table:number-rows-spanned="1">
            <text:p>タスク詳細・編集画面に遷移す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covered-table-cell table:style-name="ce35"/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＋ボタンを押下</text:p>
          </table:table-cell>
          <table:covered-table-cell table:number-columns-repeated="19" table:style-name="ce40"/>
          <table:table-cell table:style-name="ce41" office:value-type="string" calcext:value-type="string" table:number-columns-spanned="33" table:number-rows-spanned="1">
            <text:p>タスク登録画面に遷移す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37" office:value-type="string" calcext:value-type="string" table:number-columns-spanned="6" table:number-rows-spanned="1">
            <text:p>アラート</text:p>
          </table:table-cell>
          <table:covered-table-cell table:number-columns-repeated="5" table:style-name="ce40"/>
          <table:table-cell table:style-name="ce41" office:value-type="string" calcext:value-type="string" table:number-columns-spanned="20" table:number-rows-spanned="1">
            <text:p>ログイン後にページ遷移したとき</text:p>
          </table:table-cell>
          <table:covered-table-cell table:number-columns-repeated="19" table:style-name="ce40"/>
          <table:table-cell table:style-name="ce41" office:value-type="string" calcext:value-type="string" table:number-columns-spanned="33" table:number-rows-spanned="1">
            <text:p>残りタスク数をアラートで表示す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○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35" table:number-columns-spanned="6" table:number-rows-spanned="1"/>
          <table:covered-table-cell table:number-columns-repeated="5" table:style-name="ce40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35" table:number-columns-spanned="6" table:number-rows-spanned="1"/>
          <table:covered-table-cell table:number-columns-repeated="5" table:style-name="ce40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35" table:number-columns-spanned="6" table:number-rows-spanned="1"/>
          <table:covered-table-cell table:number-columns-repeated="5" table:style-name="ce40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3" calcext:value-type="float" table:number-columns-spanned="3" table:number-rows-spanned="1">
            <text:p>3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6" calcext:value-type="float" table:number-columns-spanned="3" table:number-rows-spanned="1">
            <text:p>3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7" calcext:value-type="float" table:number-columns-spanned="3" table:number-rows-spanned="1">
            <text:p>3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2" calcext:value-type="float" table:number-columns-spanned="3" table:number-rows-spanned="1">
            <text:p>4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6" calcext:value-type="float" table:number-columns-spanned="3" table:number-rows-spanned="1">
            <text:p>4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7" calcext:value-type="float" table:number-columns-spanned="3" table:number-rows-spanned="1">
            <text:p>4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8" calcext:value-type="float" table:number-columns-spanned="3" table:number-rows-spanned="1">
            <text:p>4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9" calcext:value-type="float" table:number-columns-spanned="3" table:number-rows-spanned="1">
            <text:p>4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1" calcext:value-type="float" table:number-columns-spanned="3" table:number-rows-spanned="1">
            <text:p>5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2" calcext:value-type="float" table:number-columns-spanned="3" table:number-rows-spanned="1">
            <text:p>5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3" calcext:value-type="float" table:number-columns-spanned="3" table:number-rows-spanned="1">
            <text:p>5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4" calcext:value-type="float" table:number-columns-spanned="3" table:number-rows-spanned="1">
            <text:p>5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5" calcext:value-type="float" table:number-columns-spanned="3" table:number-rows-spanned="1">
            <text:p>5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6" calcext:value-type="float" table:number-columns-spanned="3" table:number-rows-spanned="1">
            <text:p>5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7" calcext:value-type="float" table:number-columns-spanned="3" table:number-rows-spanned="1">
            <text:p>5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9" calcext:value-type="float" table:number-columns-spanned="3" table:number-rows-spanned="1">
            <text:p>5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0" calcext:value-type="float" table:number-columns-spanned="3" table:number-rows-spanned="1">
            <text:p>6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1" calcext:value-type="float" table:number-columns-spanned="3" table:number-rows-spanned="1">
            <text:p>6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2" calcext:value-type="float" table:number-columns-spanned="3" table:number-rows-spanned="1">
            <text:p>6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3" calcext:value-type="float" table:number-columns-spanned="3" table:number-rows-spanned="1">
            <text:p>6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6" calcext:value-type="float" table:number-columns-spanned="3" table:number-rows-spanned="1">
            <text:p>6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7" calcext:value-type="float" table:number-columns-spanned="3" table:number-rows-spanned="1">
            <text:p>6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8" calcext:value-type="float" table:number-columns-spanned="3" table:number-rows-spanned="1">
            <text:p>6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9" calcext:value-type="float" table:number-columns-spanned="3" table:number-rows-spanned="1">
            <text:p>6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0" calcext:value-type="float" table:number-columns-spanned="3" table:number-rows-spanned="1">
            <text:p>7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1" calcext:value-type="float" table:number-columns-spanned="3" table:number-rows-spanned="1">
            <text:p>7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2" calcext:value-type="float" table:number-columns-spanned="3" table:number-rows-spanned="1">
            <text:p>7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3" calcext:value-type="float" table:number-columns-spanned="3" table:number-rows-spanned="1">
            <text:p>7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5" calcext:value-type="float" table:number-columns-spanned="3" table:number-rows-spanned="1">
            <text:p>7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6" calcext:value-type="float" table:number-columns-spanned="3" table:number-rows-spanned="1">
            <text:p>7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7" calcext:value-type="float" table:number-columns-spanned="3" table:number-rows-spanned="1">
            <text:p>7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8" calcext:value-type="float" table:number-columns-spanned="3" table:number-rows-spanned="1">
            <text:p>7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9" calcext:value-type="float" table:number-columns-spanned="3" table:number-rows-spanned="1">
            <text:p>7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0" calcext:value-type="float" table:number-columns-spanned="3" table:number-rows-spanned="1">
            <text:p>8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1" calcext:value-type="float" table:number-columns-spanned="3" table:number-rows-spanned="1">
            <text:p>8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2" calcext:value-type="float" table:number-columns-spanned="3" table:number-rows-spanned="1">
            <text:p>8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3" calcext:value-type="float" table:number-columns-spanned="3" table:number-rows-spanned="1">
            <text:p>8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4" calcext:value-type="float" table:number-columns-spanned="3" table:number-rows-spanned="1">
            <text:p>8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5" calcext:value-type="float" table:number-columns-spanned="3" table:number-rows-spanned="1">
            <text:p>8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6" calcext:value-type="float" table:number-columns-spanned="3" table:number-rows-spanned="1">
            <text:p>86</text:p>
          </table:table-cell>
          <table:covered-table-cell table:number-columns-repeated="2"/>
          <table:table-cell table:style-name="ce56" table:number-columns-spanned="6" table:number-rows-spanned="1"/>
          <table:covered-table-cell table:number-columns-repeated="5"/>
          <table:table-cell table:style-name="ce56" table:number-columns-spanned="20" table:number-rows-spanned="1"/>
          <table:covered-table-cell table:number-columns-repeated="19"/>
          <table:table-cell table:style-name="ce56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7" calcext:value-type="float" table:number-columns-spanned="3" table:number-rows-spanned="1">
            <text:p>87</text:p>
          </table:table-cell>
          <table:covered-table-cell table:number-columns-repeated="2"/>
          <table:table-cell table:style-name="ce56" table:number-columns-spanned="6" table:number-rows-spanned="1"/>
          <table:covered-table-cell table:number-columns-repeated="5"/>
          <table:table-cell table:style-name="ce42" table:number-columns-spanned="20" table:number-rows-spanned="1"/>
          <table:covered-table-cell table:number-columns-repeated="19"/>
          <table:table-cell table:style-name="ce42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詳細・編集" table:style-name="ta2">
        <table:table-column table:style-name="co1" table:number-columns-repeated="69" table:default-cell-style-name="ce1"/>
        <table:table-column table:style-name="co2" table:number-columns-repeated="955" table:default-cell-style-name="ce62"/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2"/>
          <table:table-cell table:number-columns-repeated="6"/>
          <table:table-cell table:style-name="ce53" table:number-columns-repeated="5"/>
          <table:table-cell table:number-columns-repeated="7"/>
          <table:table-cell table:style-name="ce53"/>
          <table:table-cell table:number-columns-repeated="3"/>
          <table:table-cell table:style-name="ce53"/>
          <table:table-cell table:number-columns-repeated="24"/>
          <table:table-cell table:style-name="ce53" table:number-columns-repeated="2"/>
          <table:table-cell table:number-columns-repeated="2"/>
          <table:table-cell table:style-name="ce53"/>
          <table:table-cell table:number-columns-repeated="3"/>
          <table:table-cell table:style-name="ce53"/>
          <table:table-cell table:number-columns-repeated="3"/>
          <table:table-cell table:style-name="ce61"/>
          <table:table-cell table:number-columns-repeated="958"/>
        </table:table-row>
        <table:table-row table:style-name="ro1">
          <table:table-cell/>
          <table:table-cell table:style-name="ce54" office:value-type="string" calcext:value-type="string" table:number-columns-spanned="15" table:number-rows-spanned="4">
            <text:p>PT仕様書</text:p>
          </table:table-cell>
          <table:covered-table-cell table:number-columns-repeated="14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15"/>
          <table:table-cell table:style-name="ce60" office:value-type="string" calcext:value-type="string" table:number-columns-spanned="33" table:number-rows-spanned="3">
            <text:p>詳細・編集画面</text:p>
          </table:table-cell>
          <table:covered-table-cell table:number-columns-repeated="32"/>
          <table:table-cell table:style-name="ce8" office:value-type="string" calcext:value-type="string" table:number-columns-spanned="5" table:number-rows-spanned="3">
            <text:p>平本</text:p>
          </table:table-cell>
          <table:covered-table-cell table:number-columns-repeated="4"/>
          <table:table-cell table:style-name="ce99" office:value-type="date" office:date-value="2022-08-31" calcext:value-type="date" table:number-columns-spanned="5" table:number-rows-spanned="3">
            <text:p>8月31日</text:p>
          </table:table-cell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style-name="ce8" table:number-columns-spanned="5" table:number-rows-spanned="3"/>
          <table:covered-table-cell table:number-columns-repeated="4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1">
          <table:table-cell/>
          <table:covered-table-cell table:number-columns-repeated="68"/>
          <table:table-cell table:number-columns-repeated="95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分類</text:p>
          </table:table-cell>
          <table:covered-table-cell table:number-columns-repeated="5"/>
          <table:table-cell table:style-name="ce4" office:value-type="string" calcext:value-type="string" table:number-columns-spanned="20" table:number-rows-spanned="1">
            <text:p>条件</text:p>
          </table:table-cell>
          <table:covered-table-cell table:number-columns-repeated="19"/>
          <table:table-cell table:style-name="ce4" office:value-type="string" calcext:value-type="string" table:number-columns-spanned="33" table:number-rows-spanned="1">
            <text:p>確認内容</text:p>
          </table:table-cell>
          <table:covered-table-cell table:number-columns-repeated="32"/>
          <table:table-cell table:style-name="ce4" office:value-type="string" calcext:value-type="string" table:number-columns-spanned="3" table:number-rows-spanned="1">
            <text:p>1回目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2回目</text:p>
          </table:table-cell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56" office:value-type="string" calcext:value-type="string" table:number-columns-spanned="6" table:number-rows-spanned="1">
            <text:p>初期表示</text:p>
          </table:table-cell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56" office:value-type="string" calcext:value-type="string" table:number-columns-spanned="33" table:number-rows-spanned="1">
            <text:p>DBに登録されている内容が一覧で表示されること</text:p>
          </table:table-cell>
          <table:covered-table-cell table:number-columns-repeated="3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57" office:value-type="string" calcext:value-type="string" table:number-columns-spanned="6" table:number-rows-spanned="13">
            <text:p>入力チェック</text:p>
          </table:table-cell>
          <table:covered-table-cell table:number-columns-repeated="5"/>
          <table:table-cell table:style-name="ce45" office:value-type="string" calcext:value-type="string" table:number-columns-spanned="6" table:number-rows-spanned="4">
            <text:p>タスク名</text:p>
          </table:table-cell>
          <table:covered-table-cell table:number-columns-repeated="5" table:style-name="ce40"/>
          <table:table-cell table:style-name="ce101" office:value-type="string" calcext:value-type="string" table:number-columns-spanned="14" table:number-rows-spanned="1">
            <text:p>未入力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3" calcext:value-type="float" table:number-columns-spanned="3" table:number-rows-spanned="1">
            <text:p>3</text:p>
          </table:table-cell>
          <table:covered-table-cell table:number-columns-repeated="8"/>
          <table:covered-table-cell table:number-columns-repeated="6" table:style-name="ce40"/>
          <table:table-cell table:style-name="ce101" office:value-type="string" calcext:value-type="string" table:number-columns-spanned="14" table:number-rows-spanned="1">
            <text:p>64文字入力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4" calcext:value-type="float" table:number-columns-spanned="3" table:number-rows-spanned="1">
            <text:p>4</text:p>
          </table:table-cell>
          <table:covered-table-cell table:number-columns-repeated="8"/>
          <table:covered-table-cell table:number-columns-repeated="6" table:style-name="ce40"/>
          <table:table-cell table:style-name="ce34" office:value-type="string" calcext:value-type="string" table:number-columns-spanned="14" table:number-rows-spanned="1">
            <text:p>65文字入力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×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" calcext:value-type="float" table:number-columns-spanned="3" table:number-rows-spanned="1">
            <text:p>5</text:p>
          </table:table-cell>
          <table:covered-table-cell table:number-columns-repeated="8"/>
          <table:covered-table-cell table:style-name="ce45"/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空白文字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必須エラーが表示される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" calcext:value-type="float" table:number-columns-spanned="3" table:number-rows-spanned="1">
            <text:p>6</text:p>
          </table:table-cell>
          <table:covered-table-cell table:number-columns-repeated="8"/>
          <table:table-cell table:style-name="ce40" office:value-type="string" calcext:value-type="string" table:number-columns-spanned="6" table:number-rows-spanned="4">
            <text:p>開始・終了時間</text:p>
          </table:table-cell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現在以降の時間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" calcext:value-type="float" table:number-columns-spanned="3" table:number-rows-spanned="1">
            <text:p>7</text:p>
          </table:table-cell>
          <table:covered-table-cell table:number-columns-repeated="8"/>
          <table:covered-table-cell table:number-columns-repeated="6" table:style-name="ce40"/>
          <table:table-cell table:style-name="ce34" office:value-type="string" calcext:value-type="string" table:number-columns-spanned="14" table:number-rows-spanned="1">
            <text:p>現在以前の時間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×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covered-table-cell table:style-name="ce56"/>
          <table:covered-table-cell table:number-columns-repeated="5"/>
          <table:covered-table-cell table:number-columns-repeated="6" table:style-name="ce40"/>
          <table:table-cell table:style-name="ce34" office:value-type="string" calcext:value-type="string" table:number-columns-spanned="14" table:number-rows-spanned="1">
            <text:p>開始＜終了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エラーが表示されない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41"/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終了＜開始</text:p>
          </table:table-cell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エラーが表示されること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covered-table-cell table:style-name="ce8"/>
          <table:covered-table-cell table:number-columns-repeated="5"/>
          <table:table-cell table:style-name="ce41" office:value-type="string" calcext:value-type="string" table:number-columns-spanned="6" table:number-rows-spanned="3">
            <text:p>コメント</text:p>
          </table:table-cell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未入力・空白文字</text:p>
          </table:table-cell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エラー表示なし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41"/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100文字以内</text:p>
          </table:table-cell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エラー表示なし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2">
          <table:table-cell/>
          <table:table-cell table:style-name="ce56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covered-table-cell table:style-name="ce8"/>
          <table:covered-table-cell table:number-columns-repeated="5"/>
          <table:covered-table-cell table:style-name="ce41"/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100文字以上</text:p>
          </table:table-cell>
          <table:covered-table-cell table:number-columns-repeated="13" table:style-name="ce40"/>
          <table:table-cell table:style-name="ce41" office:value-type="string" calcext:value-type="string" table:number-columns-spanned="33" table:number-rows-spanned="1">
            <text:p>文字数エラー表示</text:p>
          </table:table-cell>
          <table:covered-table-cell table:number-columns-repeated="32" table:style-name="ce40"/>
          <table:table-cell table:style-name="ce8" office:value-type="string" calcext:value-type="string" table:number-columns-spanned="3" table:number-rows-spanned="1">
            <text:p>×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covered-table-cell table:style-name="ce56"/>
          <table:covered-table-cell table:number-columns-repeated="5"/>
          <table:table-cell table:style-name="ce41" office:value-type="string" calcext:value-type="string" table:number-columns-spanned="6" table:number-rows-spanned="1">
            <text:p>優先順位</text:p>
          </table:table-cell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セレクトボックス全パターン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いずれもエラーなし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covered-table-cell table:style-name="ce8"/>
          <table:covered-table-cell table:number-columns-repeated="5"/>
          <table:table-cell table:style-name="ce41" office:value-type="string" calcext:value-type="string" table:number-columns-spanned="6" table:number-rows-spanned="1">
            <text:p>色</text:p>
          </table:table-cell>
          <table:covered-table-cell table:number-columns-repeated="5" table:style-name="ce40"/>
          <table:table-cell table:style-name="ce34" office:value-type="string" calcext:value-type="string" table:number-columns-spanned="14" table:number-rows-spanned="1">
            <text:p>セレクトボックス全パターン</text:p>
          </table:table-cell>
          <table:covered-table-cell table:number-columns-repeated="13" table:style-name="ce40"/>
          <table:table-cell table:style-name="ce34" office:value-type="string" calcext:value-type="string" table:number-columns-spanned="33" table:number-rows-spanned="1">
            <text:p>いずれもエラーなし</text:p>
          </table:table-cell>
          <table:covered-table-cell table:number-columns-repeated="32" table:style-name="ce40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56" office:value-type="string" calcext:value-type="string" table:number-columns-spanned="6" table:number-rows-spanned="2">
            <text:p>画面遷移</text:p>
          </table:table-cell>
          <table:covered-table-cell table:number-columns-repeated="5"/>
          <table:table-cell table:style-name="ce56" office:value-type="string" calcext:value-type="string" table:number-columns-spanned="20" table:number-rows-spanned="1">
            <text:p>編集完了ボタンを押下</text:p>
          </table:table-cell>
          <table:covered-table-cell table:number-columns-repeated="19"/>
          <table:table-cell table:style-name="ce56" office:value-type="string" calcext:value-type="string" table:number-columns-spanned="33" table:number-rows-spanned="1">
            <text:p>編集した内容でデータが更新され、一覧画面に遷移すること</text:p>
          </table:table-cell>
          <table:covered-table-cell table:number-columns-repeated="3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covered-table-cell table:style-name="ce8"/>
          <table:covered-table-cell table:number-columns-repeated="5"/>
          <table:table-cell table:style-name="ce42" office:value-type="string" calcext:value-type="string" table:number-columns-spanned="20" table:number-rows-spanned="1">
            <text:p>削除ボタンを押下</text:p>
          </table:table-cell>
          <table:covered-table-cell table:number-columns-repeated="19"/>
          <table:table-cell table:style-name="ce42" office:value-type="string" calcext:value-type="string" table:number-columns-spanned="33" table:number-rows-spanned="1">
            <text:p>当該のタスクの削除され、ホーム画面に遷移。該当タスクがホーム画面に表示されないこと</text:p>
          </table:table-cell>
          <table:covered-table-cell table:number-columns-repeated="32"/>
          <table:table-cell table:style-name="ce8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6" table:number-rows-spanned="1"/>
          <table:covered-table-cell table:number-columns-repeated="5" table:style-name="ce40"/>
          <table:table-cell table:style-name="ce34" table:number-columns-spanned="14" table:number-rows-spanned="1"/>
          <table:covered-table-cell table:number-columns-repeated="13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6" table:number-rows-spanned="1"/>
          <table:covered-table-cell table:number-columns-repeated="5" table:style-name="ce40"/>
          <table:table-cell table:style-name="ce34" table:number-columns-spanned="14" table:number-rows-spanned="1"/>
          <table:covered-table-cell table:number-columns-repeated="13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6" table:number-rows-spanned="1"/>
          <table:covered-table-cell table:number-columns-repeated="5" table:style-name="ce40"/>
          <table:table-cell table:style-name="ce34" table:number-columns-spanned="14" table:number-rows-spanned="1"/>
          <table:covered-table-cell table:number-columns-repeated="13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6" table:number-rows-spanned="1"/>
          <table:covered-table-cell table:number-columns-repeated="5" table:style-name="ce40"/>
          <table:table-cell table:style-name="ce34" table:number-columns-spanned="14" table:number-rows-spanned="1"/>
          <table:covered-table-cell table:number-columns-repeated="13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6" table:number-rows-spanned="1"/>
          <table:covered-table-cell table:number-columns-repeated="5" table:style-name="ce40"/>
          <table:table-cell table:style-name="ce34" table:number-columns-spanned="14" table:number-rows-spanned="1"/>
          <table:covered-table-cell table:number-columns-repeated="13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41" table:number-columns-spanned="20" table:number-rows-spanned="1"/>
          <table:covered-table-cell table:number-columns-repeated="19" table:style-name="ce40"/>
          <table:table-cell table:style-name="ce41" table:number-columns-spanned="33" table:number-rows-spanned="1"/>
          <table:covered-table-cell table:number-columns-repeated="32" table:style-name="ce40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1" calcext:value-type="float" table:number-columns-spanned="3" table:number-rows-spanned="1">
            <text:p>3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3" calcext:value-type="float" table:number-columns-spanned="3" table:number-rows-spanned="1">
            <text:p>3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4" calcext:value-type="float" table:number-columns-spanned="3" table:number-rows-spanned="1">
            <text:p>3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6" calcext:value-type="float" table:number-columns-spanned="3" table:number-rows-spanned="1">
            <text:p>3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7" calcext:value-type="float" table:number-columns-spanned="3" table:number-rows-spanned="1">
            <text:p>3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8" calcext:value-type="float" table:number-columns-spanned="3" table:number-rows-spanned="1">
            <text:p>3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39" calcext:value-type="float" table:number-columns-spanned="3" table:number-rows-spanned="1">
            <text:p>3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0" calcext:value-type="float" table:number-columns-spanned="3" table:number-rows-spanned="1">
            <text:p>4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1" calcext:value-type="float" table:number-columns-spanned="3" table:number-rows-spanned="1">
            <text:p>4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2" calcext:value-type="float" table:number-columns-spanned="3" table:number-rows-spanned="1">
            <text:p>4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3" calcext:value-type="float" table:number-columns-spanned="3" table:number-rows-spanned="1">
            <text:p>4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4" calcext:value-type="float" table:number-columns-spanned="3" table:number-rows-spanned="1">
            <text:p>4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5" calcext:value-type="float" table:number-columns-spanned="3" table:number-rows-spanned="1">
            <text:p>4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6" calcext:value-type="float" table:number-columns-spanned="3" table:number-rows-spanned="1">
            <text:p>4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7" calcext:value-type="float" table:number-columns-spanned="3" table:number-rows-spanned="1">
            <text:p>4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8" calcext:value-type="float" table:number-columns-spanned="3" table:number-rows-spanned="1">
            <text:p>4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49" calcext:value-type="float" table:number-columns-spanned="3" table:number-rows-spanned="1">
            <text:p>4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1" calcext:value-type="float" table:number-columns-spanned="3" table:number-rows-spanned="1">
            <text:p>5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2" calcext:value-type="float" table:number-columns-spanned="3" table:number-rows-spanned="1">
            <text:p>5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3" calcext:value-type="float" table:number-columns-spanned="3" table:number-rows-spanned="1">
            <text:p>5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4" calcext:value-type="float" table:number-columns-spanned="3" table:number-rows-spanned="1">
            <text:p>5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5" calcext:value-type="float" table:number-columns-spanned="3" table:number-rows-spanned="1">
            <text:p>5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6" calcext:value-type="float" table:number-columns-spanned="3" table:number-rows-spanned="1">
            <text:p>5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7" calcext:value-type="float" table:number-columns-spanned="3" table:number-rows-spanned="1">
            <text:p>5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8" calcext:value-type="float" table:number-columns-spanned="3" table:number-rows-spanned="1">
            <text:p>5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59" calcext:value-type="float" table:number-columns-spanned="3" table:number-rows-spanned="1">
            <text:p>5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0" calcext:value-type="float" table:number-columns-spanned="3" table:number-rows-spanned="1">
            <text:p>6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1" calcext:value-type="float" table:number-columns-spanned="3" table:number-rows-spanned="1">
            <text:p>6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2" calcext:value-type="float" table:number-columns-spanned="3" table:number-rows-spanned="1">
            <text:p>6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3" calcext:value-type="float" table:number-columns-spanned="3" table:number-rows-spanned="1">
            <text:p>6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5" calcext:value-type="float" table:number-columns-spanned="3" table:number-rows-spanned="1">
            <text:p>6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6" calcext:value-type="float" table:number-columns-spanned="3" table:number-rows-spanned="1">
            <text:p>6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7" calcext:value-type="float" table:number-columns-spanned="3" table:number-rows-spanned="1">
            <text:p>6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8" calcext:value-type="float" table:number-columns-spanned="3" table:number-rows-spanned="1">
            <text:p>6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69" calcext:value-type="float" table:number-columns-spanned="3" table:number-rows-spanned="1">
            <text:p>6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0" calcext:value-type="float" table:number-columns-spanned="3" table:number-rows-spanned="1">
            <text:p>7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1" calcext:value-type="float" table:number-columns-spanned="3" table:number-rows-spanned="1">
            <text:p>7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2" calcext:value-type="float" table:number-columns-spanned="3" table:number-rows-spanned="1">
            <text:p>7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3" calcext:value-type="float" table:number-columns-spanned="3" table:number-rows-spanned="1">
            <text:p>7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4" calcext:value-type="float" table:number-columns-spanned="3" table:number-rows-spanned="1">
            <text:p>7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5" calcext:value-type="float" table:number-columns-spanned="3" table:number-rows-spanned="1">
            <text:p>7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6" calcext:value-type="float" table:number-columns-spanned="3" table:number-rows-spanned="1">
            <text:p>7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7" calcext:value-type="float" table:number-columns-spanned="3" table:number-rows-spanned="1">
            <text:p>7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8" calcext:value-type="float" table:number-columns-spanned="3" table:number-rows-spanned="1">
            <text:p>7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79" calcext:value-type="float" table:number-columns-spanned="3" table:number-rows-spanned="1">
            <text:p>7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0" calcext:value-type="float" table:number-columns-spanned="3" table:number-rows-spanned="1">
            <text:p>8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1" calcext:value-type="float" table:number-columns-spanned="3" table:number-rows-spanned="1">
            <text:p>8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2" calcext:value-type="float" table:number-columns-spanned="3" table:number-rows-spanned="1">
            <text:p>8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3" calcext:value-type="float" table:number-columns-spanned="3" table:number-rows-spanned="1">
            <text:p>8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4" calcext:value-type="float" table:number-columns-spanned="3" table:number-rows-spanned="1">
            <text:p>8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5" calcext:value-type="float" table:number-columns-spanned="3" table:number-rows-spanned="1">
            <text:p>8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6" calcext:value-type="float" table:number-columns-spanned="3" table:number-rows-spanned="1">
            <text:p>8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7" calcext:value-type="float" table:number-columns-spanned="3" table:number-rows-spanned="1">
            <text:p>8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8" calcext:value-type="float" table:number-columns-spanned="3" table:number-rows-spanned="1">
            <text:p>8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89" calcext:value-type="float" table:number-columns-spanned="3" table:number-rows-spanned="1">
            <text:p>89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0" calcext:value-type="float" table:number-columns-spanned="3" table:number-rows-spanned="1">
            <text:p>90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1" calcext:value-type="float" table:number-columns-spanned="3" table:number-rows-spanned="1">
            <text:p>91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2" calcext:value-type="float" table:number-columns-spanned="3" table:number-rows-spanned="1">
            <text:p>92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3" calcext:value-type="float" table:number-columns-spanned="3" table:number-rows-spanned="1">
            <text:p>93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4" calcext:value-type="float" table:number-columns-spanned="3" table:number-rows-spanned="1">
            <text:p>94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5" calcext:value-type="float" table:number-columns-spanned="3" table:number-rows-spanned="1">
            <text:p>95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6" calcext:value-type="float" table:number-columns-spanned="3" table:number-rows-spanned="1">
            <text:p>96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7" calcext:value-type="float" table:number-columns-spanned="3" table:number-rows-spanned="1">
            <text:p>97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8" calcext:value-type="float" table:number-columns-spanned="3" table:number-rows-spanned="1">
            <text:p>98</text:p>
          </table:table-cell>
          <table:covered-table-cell table:number-columns-repeated="2"/>
          <table:table-cell table:style-name="ce8" table:number-columns-spanned="6" table:number-rows-spanned="1"/>
          <table:covered-table-cell table:number-columns-repeated="5"/>
          <table:table-cell table:style-name="ce8" table:number-columns-spanned="20" table:number-rows-spanned="1"/>
          <table:covered-table-cell table:number-columns-repeated="19"/>
          <table:table-cell table:style-name="ce8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99" calcext:value-type="float" table:number-columns-spanned="3" table:number-rows-spanned="1">
            <text:p>99</text:p>
          </table:table-cell>
          <table:covered-table-cell table:number-columns-repeated="2"/>
          <table:table-cell table:style-name="ce56" table:number-columns-spanned="6" table:number-rows-spanned="1"/>
          <table:covered-table-cell table:number-columns-repeated="5"/>
          <table:table-cell table:style-name="ce56" table:number-columns-spanned="20" table:number-rows-spanned="1"/>
          <table:covered-table-cell table:number-columns-repeated="19"/>
          <table:table-cell table:style-name="ce56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>
          <table:table-cell/>
          <table:table-cell table:style-name="ce56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style-name="ce56" table:number-columns-spanned="6" table:number-rows-spanned="1"/>
          <table:covered-table-cell table:number-columns-repeated="5"/>
          <table:table-cell table:style-name="ce42" table:number-columns-spanned="20" table:number-rows-spanned="1"/>
          <table:covered-table-cell table:number-columns-repeated="19"/>
          <table:table-cell table:style-name="ce42" table:number-columns-spanned="33" table:number-rows-spanned="1"/>
          <table:covered-table-cell table:number-columns-repeated="32"/>
          <table:table-cell table:style-name="ce8" table:number-columns-spanned="3" table:number-rows-spanned="1"/>
          <table:covered-table-cell table:number-columns-repeated="2"/>
          <table:table-cell table:style-name="ce8" table:number-columns-spanned="3" table:number-rows-spanned="1"/>
          <table:covered-table-cell table:number-columns-repeated="2"/>
          <table:table-cell table:number-columns-repeated="955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/>
    <style:font-face style:name="メイリオ" svg:font-family="メイリオ"/>
    <style:font-face style:name="メイリオ1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family="'ＭＳ Ｐゴシック'" fo:font-size="11pt" style:font-name-asian="ＭＳ Ｐゴシック" style:font-family-asian="'ＭＳ Ｐゴシック'" style:font-size-asian="11pt" style:font-name-complex="ＭＳ Ｐゴシック" style:font-family-complex="'ＭＳ Ｐゴシック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3" style:display-name="Accent 13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Accent_20_2_20_15" style:display-name="Accent 2 15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6" style:display-name="Accent 3 16" style:family="table-cell" style:parent-style-name="Default" style:data-style-name="N0">
      <style:table-cell-properties fo:background-color="#dddddd" style:vertical-align="automatic"/>
      <style:text-properties fo:color="#000000" fo:font-size="10pt" style:font-size-asian="10pt" style:font-size-complex="10pt"/>
    </style:style>
    <style:style style:name="Bad_20_10" style:display-name="Bad 10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2" style:display-name="Error 12" style:family="table-cell" style:parent-style-name="Default" style:data-style-name="N0">
      <style:table-cell-properties fo:background-color="#cc0000" style:vertical-align="automatic"/>
      <style:text-properties fo:color="#ffffff" fo:font-size="10pt" style:font-size-asian="10pt" style:font-size-complex="10pt"/>
    </style:style>
    <style:style style:name="Footnote_20_5" style:display-name="Footnote 5" style:family="table-cell" style:parent-style-name="Default" style:data-style-name="N0">
      <style:table-cell-properties fo:background-color="transparent" style:vertical-align="automatic"/>
      <style:text-properties fo:color="#808080" fo:font-size="10pt" style:font-size-asian="10pt" style:font-size-complex="10pt"/>
    </style:style>
    <style:style style:name="Good_20_8" style:display-name="Good 8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1" style:display-name="Heading 1 1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color="#000000" fo:font-size="10pt" style:font-size-asian="10pt" style:font-size-complex="10pt"/>
    </style:style>
    <style:style style:name="Hyperlink_20_6" style:display-name="Hyperlink 6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9" style:display-name="Neutral 9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4" style:display-name="Note 4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7" style:display-name="Status 7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ext_20_3" style:display-name="Text 3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Warning_20_11" style:display-name="Warning 11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print-page-order="ttb" style:first-page-number="1" style:scale-to="100%" style:print="charts drawings objects"/>
      <style:header-style>
        <style:header-footer-properties fo:min-height="0.924cm" fo:margin-left="0cm" fo:margin-right="0cm" fo:margin-bottom="0cm"/>
      </style:header-style>
      <style:footer-style>
        <style:header-footer-properties fo:min-height="0.924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creation-date>2019-08-13T15:02:20Z</meta:creation-date>
    <dc:date>2022-09-01T13:31:41.882000000</dc:date>
    <meta:editing-cycles>23</meta:editing-cycles>
    <meta:editing-duration>PT4H43M54S</meta:editing-duration>
    <meta:document-statistic meta:table-count="6" meta:cell-count="619" meta:object-count="0"/>
  </office:meta>
</office:document-meta>
</file>